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84d4c" officeooo:paragraph-rsid="00184d4c"/>
    </style:style>
    <style:style style:name="P2" style:family="paragraph" style:parent-style-name="Standard">
      <style:text-properties officeooo:rsid="0018d5c6" officeooo:paragraph-rsid="0018d5c6"/>
    </style:style>
    <style:style style:name="P3" style:family="paragraph" style:parent-style-name="Standard">
      <style:text-properties officeooo:rsid="0019b566" officeooo:paragraph-rsid="0019b566"/>
    </style:style>
    <style:style style:name="P4" style:family="paragraph" style:parent-style-name="Standard">
      <style:text-properties officeooo:rsid="001ad267" officeooo:paragraph-rsid="001ad267"/>
    </style:style>
    <style:style style:name="P5" style:family="paragraph" style:parent-style-name="Standard">
      <style:text-properties officeooo:rsid="001b3a60" officeooo:paragraph-rsid="001b3a60"/>
    </style:style>
    <style:style style:name="T1" style:family="text">
      <style:text-properties officeooo:rsid="0019b566"/>
    </style:style>
    <style:style style:name="T2" style:family="text">
      <style:text-properties officeooo:rsid="001a41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nnction apply sur pandas </text:p>
      <text:p text:style-name="P1"/>
      <text:p text:style-name="P1">Il a peur q’uavec les regex je me retrouve coincé. </text:p>
      <text:p text:style-name="P1"/>
      <text:p text:style-name="P1">Pour identifier les auteurs : Idref <text:s/><text:span text:style-name="T1">=&gt; Mettre pour toutes les chaines de caractères.</text:span></text:p>
      <text:p text:style-name="P1"/>
      <text:p text:style-name="P3">2h : faire la liste à plat de toutes les formes d’auteurs. </text:p>
      <text:p text:style-name="P3">Faire du décompte pour voir s’il y a des doublons </text:p>
      <text:p text:style-name="P3">Si la liste est plus ou moins propre,passer par un identifiant. </text:p>
      <text:p text:style-name="P3">=&gt; Faire une journée max. </text:p>
      <text:p text:style-name="P3">=&gt; <text:span text:style-name="T2">Récupérer lePPN.</text:span></text:p>
      <text:p text:style-name="P1"/>
      <text:p text:style-name="P1">Utiliser l’API d’IdRef:à <text:span text:style-name="T1">partir des noms d’auteurs, chercher dans leur bdd les </text:span></text:p>
      <text:p text:style-name="P1"/>
      <text:p text:style-name="P2">Plutôt que de faire du nettoyage Regex, faire des id ref.</text:p>
      <text:p text:style-name="P2"/>
      <text:p text:style-name="P2">Si on veut le graph des auteurs et co auteurs </text:p>
      <text:p text:style-name="P2"/>
      <text:p text:style-name="P2">Faire des requêtes + compliqués =&gt; </text:p>
      <text:p text:style-name="P2"/>
      <text:p text:style-name="P2">Estimer selon mes besoins de recherche.</text:p>
      <text:p text:style-name="P2"/>
      <text:p text:style-name="P3">BDR </text:p>
      <text:p text:style-name="P3"/>
      <text:p text:style-name="P3"/>
      <text:p text:style-name="P4">Comment je vais restructurer ma donnée =&gt; Mieux définir les usages de ma donnée : faire le scénario de ce que je veux comme données. <text:s/></text:p>
      <text:p text:style-name="P4"/>
      <text:p text:style-name="P4">Faire vraiment une estimation de mes beosins. =&gt; Putain Lily tu abuses </text:p>
      <text:p text:style-name="P4"/>
      <text:p text:style-name="P4">aller voir du côté de la méthode df.apply.</text:p>
      <text:p text:style-name="P4"/>
      <text:p text:style-name="P4">Si on veut un usage + documentaire de la base,il faudrait passer en effet sur </text:p>
      <text:p text:style-name="P4"/>
      <text:p text:style-name="P4">Synthétiser : </text:p>
      <text:p text:style-name="P4">- si je veux juste de la visualisation =&gt; DF</text:p>
      <text:p text:style-name="P4">- Si c’est documentaire et nécessité degénérer d’autres df pour les exploiter en fonction des dates, auteurs, revues, etc.</text:p>
      <text:p text:style-name="P4"/>
      <text:p text:style-name="P5">Pb idRef =&gt; Si j’ai 60 % des noms dans IdRef ça fonctionne bien, j epeux faire la fin à la main. </text:p>
      <text:p text:style-name="P5"/>
      <text:p text:style-name="P5">Intérêt d’une BDR = </text:p>
      <text:p text:style-name="P5"/>
      <text:p text:style-name="P5">Possibilité que je sois déçue mais je fois qd meme checke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8T12:11:40.323272660</meta:creation-date>
    <dc:date>2021-04-28T15:13:35.535044651</dc:date>
    <meta:editing-duration>PT2H31M4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243" meta:character-count="1323" meta:non-whitespace-character-count="1085"/>
  </office:meta>
</office:document-meta>
</file>